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1364ca" officeooo:paragraph-rsid="001364ca"/>
    </style:style>
    <style:style style:name="P2" style:family="paragraph" style:parent-style-name="Standard" style:list-style-name="L1">
      <style:text-properties officeooo:rsid="001364ca" officeooo:paragraph-rsid="001364ca"/>
    </style:style>
    <style:style style:name="P3" style:family="paragraph" style:parent-style-name="Standard">
      <style:paragraph-properties fo:text-align="center" style:justify-single-word="false"/>
      <style:text-properties officeooo:rsid="001364ca" officeooo:paragraph-rsid="001364ca"/>
    </style:style>
    <style:style style:name="P4" style:family="paragraph" style:parent-style-name="Standard">
      <style:paragraph-properties fo:text-align="center" style:justify-single-word="false"/>
      <style:text-properties fo:font-size="14pt" officeooo:rsid="001364ca" officeooo:paragraph-rsid="001364ca" style:font-size-asian="14pt" style:font-size-complex="14pt"/>
    </style:style>
    <style:style style:name="P5" style:family="paragraph" style:parent-style-name="Standard">
      <style:text-properties fo:font-size="14pt" officeooo:rsid="001364ca" officeooo:paragraph-rsid="001364ca" style:font-size-asian="14pt" style:font-size-complex="14pt"/>
    </style:style>
    <style:style style:name="P6" style:family="paragraph" style:parent-style-name="Standard">
      <style:text-properties fo:font-size="12pt" officeooo:rsid="001364ca" officeooo:paragraph-rsid="001364ca" style:font-size-asian="10.5pt" style:font-size-complex="12pt"/>
    </style:style>
    <style:style style:name="P7" style:family="paragraph" style:parent-style-name="Standard">
      <style:text-properties fo:font-size="12pt" officeooo:rsid="0016385b" officeooo:paragraph-rsid="0016385b" style:font-size-asian="10.5pt" style:font-size-complex="12pt"/>
    </style:style>
    <style:style style:name="P8" style:family="paragraph" style:parent-style-name="Standard">
      <style:text-properties fo:font-size="12pt" officeooo:rsid="0016385b" officeooo:paragraph-rsid="00168606" style:font-size-asian="10.5pt" style:font-size-complex="12pt"/>
    </style:style>
    <style:style style:name="P9" style:family="paragraph" style:parent-style-name="Standard">
      <style:text-properties fo:font-size="12pt" officeooo:rsid="0016385b" officeooo:paragraph-rsid="00193a69" style:font-size-asian="10.5pt" style:font-size-complex="12pt"/>
    </style:style>
    <style:style style:name="P10" style:family="paragraph" style:parent-style-name="Standard">
      <style:paragraph-properties fo:text-align="center" style:justify-single-word="false"/>
      <style:text-properties fo:font-size="18pt" officeooo:rsid="001364ca" officeooo:paragraph-rsid="001364ca" style:font-size-asian="18pt" style:font-size-complex="18pt"/>
    </style:style>
    <style:style style:name="P11" style:family="paragraph" style:parent-style-name="Standard" style:list-style-name="L2">
      <style:text-properties officeooo:rsid="0016385b" officeooo:paragraph-rsid="0016385b"/>
    </style:style>
    <style:style style:name="P12" style:family="paragraph" style:parent-style-name="Standard">
      <style:paragraph-properties fo:break-before="page"/>
      <style:text-properties fo:font-size="14pt" officeooo:rsid="001364ca" officeooo:paragraph-rsid="001364ca" style:font-size-asian="14pt" style:font-size-complex="14pt"/>
    </style:style>
    <style:style style:name="T1" style:family="text">
      <style:text-properties officeooo:rsid="001474c3"/>
    </style:style>
    <style:style style:name="T2" style:family="text">
      <style:text-properties fo:font-size="12pt" style:font-size-asian="10.5pt" style:font-size-complex="12pt"/>
    </style:style>
    <style:style style:name="T3" style:family="text">
      <style:text-properties fo:font-size="12pt" officeooo:rsid="001364ca" style:font-size-asian="10.5pt" style:font-size-complex="12pt"/>
    </style:style>
    <style:style style:name="T4" style:family="text">
      <style:text-properties officeooo:rsid="0016385b"/>
    </style:style>
    <style:style style:name="T5" style:family="text">
      <style:text-properties officeooo:rsid="00168606"/>
    </style:style>
    <style:style style:name="T6" style:family="text">
      <style:text-properties officeooo:rsid="00193a6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hmad Adel Roshdy Soliman <text:s text:c="2"/><text:span text:style-name="T1">22-0627</text:span></text:p>
      <text:p text:style-name="P4"/>
      <text:p text:style-name="P10">Constrained String Enumeration</text:p>
      <text:p text:style-name="P4"/>
      <text:p text:style-name="P4">Supervised by: Prof. Haythem O. Ismail</text:p>
      <text:p text:style-name="P3"/>
      <text:p text:style-name="P5">Abstract</text:p>
      <text:p text:style-name="P1"/>
      <text:p text:style-name="P1"><text:tab/><text:span text:style-name="T1">Constrained String Enumeration is an Optimization problem motivated by prolog rules evaluation, where the ordering of the inner predicates is essential to optimize the time efficiency of the evaluation. Given the set of variables used in a certain rule, tuples of the related variables in each inner predicate and the maximum number of instances to be used of each tuple, the maximum number of instances for such rule should be calculated.</text:span></text:p>
      <text:p text:style-name="P1"/>
      <text:p text:style-name="P5">Tasks</text:p>
      <text:p text:style-name="P6"/>
      <text:list xml:id="list6030868038559780803" text:style-name="L2">
        <text:list-item>
          <text:p text:style-name="P11"><text:span text:style-name="T3">I</text:span><text:span text:style-name="T2">mplementing an efficient search-based algorithm</text:span></text:p>
        </text:list-item>
        <text:list-item>
          <text:p text:style-name="P11"><text:span text:style-name="T2">Implementing an approximation algorithm</text:span></text:p>
        </text:list-item>
        <text:list-item>
          <text:p text:style-name="P11"><text:span text:style-name="T2">Implementing another approximation algorithm</text:span></text:p>
        </text:list-item>
        <text:list-item>
          <text:p text:style-name="P11"><text:span text:style-name="T2">Designing and Implementing more efficient exact/approxtimaion algorithms</text:span></text:p>
        </text:list-item>
        <text:list-item>
          <text:p text:style-name="P11"><text:span text:style-name="T2">Invistigating the class of the problem</text:span></text:p>
          <text:p text:style-name="P11"><text:span text:style-name="T2"/></text:p>
        </text:list-item>
      </text:list>
      <text:p text:style-name="P5">Timeline</text:p>
      <text:p text:style-name="P6"/>
      <text:p text:style-name="P6"><text:span text:style-name="T4">Week 1: Invistigating the problem, read the paper and the master thesis of previous work.</text:span></text:p>
      <text:p text:style-name="P7">Week 2: <text:span text:style-name="T5">Implement an efficient exact algorithm and the first approximation algorithm.</text:span></text:p>
      <text:p text:style-name="P7">Week 3: <text:span text:style-name="T5">Design and implement a new algorithm.</text:span></text:p>
      <text:p text:style-name="P8">Week 4: <text:span text:style-name="T5">Design and implement a new algorithm, improve the first approximation algorithm.</text:span></text:p>
      <text:p text:style-name="P8">Week 5: <text:span text:style-name="T5">Design and implement a new algorithm.</text:span></text:p>
      <text:p text:style-name="P9">Week <text:span text:style-name="T6">6</text:span>: <text:span text:style-name="T5">Design and implement a new algorithm.</text:span></text:p>
      <text:p text:style-name="P7">Week <text:span text:style-name="T6">7</text:span>: <text:span text:style-name="T6">Implement the second approximation algorithm.</text:span></text:p>
      <text:p text:style-name="P7">Week <text:span text:style-name="T6">8</text:span>: <text:span text:style-name="T6">Try to prove an optimal algorithm.</text:span></text:p>
      <text:p text:style-name="P7">Week <text:span text:style-name="T6">9</text:span>: <text:span text:style-name="T6">Invistigate the problem class.</text:span> </text:p>
      <text:p text:style-name="P7">Week 10: <text:span text:style-name="T6">Testing and Debugging.</text:span></text:p>
      <text:p text:style-name="P9">Week 11: <text:span text:style-name="T6">Testing and Debugging.</text:span></text:p>
      <text:p text:style-name="P9">Week 12: <text:span text:style-name="T6">Testing and Debugging.</text:span></text:p>
      <text:p text:style-name="P7"/>
      <text:p text:style-name="P12">Thesis Outline</text:p>
      <text:p text:style-name="P5"/>
      <text:list xml:id="list3882870835292141572" text:style-name="L1">
        <text:list-item>
          <text:p text:style-name="P2">Introduction</text:p>
        </text:list-item>
        <text:list-item>
          <text:p text:style-name="P2">Problem Definition</text:p>
        </text:list-item>
        <text:list-item>
          <text:p text:style-name="P2">Previous Work</text:p>
        </text:list-item>
        <text:list-item>
          <text:p text:style-name="P2">Better Exact Algorithms</text:p>
        </text:list-item>
        <text:list-item>
          <text:p text:style-name="P2">Refined Approximation Algorithms</text:p>
        </text:list-item>
        <text:list-item>
          <text:p text:style-name="P2">Tests</text:p>
        </text:list-item>
        <text:list-item>
          <text:p text:style-name="P2">Future Wor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7T22:39:43.581911942</meta:creation-date>
    <dc:date>2014-03-17T23:18:31.078342082</dc:date>
    <meta:editing-duration>PT30M31S</meta:editing-duration>
    <meta:editing-cycles>6</meta:editing-cycles>
    <meta:generator>LibreOffice/4.1.5.3$Linux_X86_64 LibreOffice_project/410m0$Build-3</meta:generator>
    <meta:document-statistic meta:table-count="0" meta:image-count="0" meta:object-count="0" meta:page-count="2" meta:paragraph-count="33" meta:word-count="243" meta:character-count="1570" meta:non-whitespace-character-count="1368"/>
  </office:meta>
</office:document-meta>
</file>